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47">
            <text:p>T-1747</text:p>
          </table:table-cell>
          <table:table-cell office:value-type="float" office:value="59.733333333333334">
            <text:p>59.733333333333334</text:p>
          </table:table-cell>
          <table:table-cell office:value-type="float" office:value="10.816666666666666">
            <text:p>10.816666666666666</text:p>
          </table:table-cell>
          <table:table-cell office:value-type="float" office:value="9440.0">
            <text:p>9440.0</text:p>
          </table:table-cell>
          <table:table-cell office:value-type="float" office:value="140.0">
            <text:p>14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8.96">
            <text:p>158.96</text:p>
          </table:table-cell>
          <table:table-cell office:value-type="float" office:value="3.58">
            <text:p>3.58</text:p>
          </table:table-cell>
          <table:table-cell office:value-type="float" office:value="3.584884141319546">
            <text:p>3.58488414131954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7">
            <text:p>T-1527</text:p>
          </table:table-cell>
          <table:table-cell office:value-type="float" office:value="59.68333333333333">
            <text:p>59.68333333333333</text:p>
          </table:table-cell>
          <table:table-cell office:value-type="float" office:value="10.85">
            <text:p>10.85</text:p>
          </table:table-cell>
          <table:table-cell office:value-type="float" office:value="9290.0">
            <text:p>9290.0</text:p>
          </table:table-cell>
          <table:table-cell office:value-type="float" office:value="130.0">
            <text:p>13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6.96">
            <text:p>136.96</text:p>
          </table:table-cell>
          <table:table-cell office:value-type="float" office:value="3.55">
            <text:p>3.55</text:p>
          </table:table-cell>
          <table:table-cell office:value-type="float" office:value="3.5469101864425476">
            <text:p>3.546910186442547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838">
            <text:p>T-1838</text:p>
          </table:table-cell>
          <table:table-cell office:value-type="float" office:value="59.666666666666664">
            <text:p>59.666666666666664</text:p>
          </table:table-cell>
          <table:table-cell office:value-type="float" office:value="10.55">
            <text:p>10.55</text:p>
          </table:table-cell>
          <table:table-cell office:value-type="float" office:value="5580.0">
            <text:p>558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1.38">
            <text:p>1.38</text:p>
          </table:table-cell>
          <table:table-cell office:value-type="float" office:value="1.3828917213108556">
            <text:p>1.382891721310855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2749">
            <text:p>T-2749</text:p>
          </table:table-cell>
          <table:table-cell office:value-type="float" office:value="59.68333333333333">
            <text:p>59.68333333333333</text:p>
          </table:table-cell>
          <table:table-cell office:value-type="float" office:value="10.6">
            <text:p>10.6</text:p>
          </table:table-cell>
          <table:table-cell office:value-type="float" office:value="9590.0">
            <text:p>959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5.0">
            <text:p>135.0</text:p>
          </table:table-cell>
          <table:table-cell office:value-type="float" office:value="1.56">
            <text:p>1.56</text:p>
          </table:table-cell>
          <table:table-cell office:value-type="float" office:value="1.5642380151705062">
            <text:p>1.5642380151705062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04">
            <text:p>T-604</text:p>
          </table:table-cell>
          <table:table-cell office:value-type="float" office:value="59.65">
            <text:p>59.65</text:p>
          </table:table-cell>
          <table:table-cell office:value-type="float" office:value="10.716666666666667">
            <text:p>10.716666666666667</text:p>
          </table:table-cell>
          <table:table-cell office:value-type="float" office:value="8100.0">
            <text:p>8100.0</text:p>
          </table:table-cell>
          <table:table-cell office:value-type="float" office:value="120.0">
            <text:p>120.0</text:p>
          </table:table-cell>
          <table:table-cell office:value-type="string" office:value="pinus cones">
            <text:p>pinus con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0.0">
            <text:p>70.0</text:p>
          </table:table-cell>
          <table:table-cell office:value-type="float" office:value="1.34">
            <text:p>1.34</text:p>
          </table:table-cell>
          <table:table-cell office:value-type="float" office:value="1.3383218901307596">
            <text:p>1.338321890130759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07">
            <text:p>T-607</text:p>
          </table:table-cell>
          <table:table-cell office:value-type="float" office:value="59.71666666666667">
            <text:p>59.71666666666667</text:p>
          </table:table-cell>
          <table:table-cell office:value-type="float" office:value="10.766666666666667">
            <text:p>10.766666666666667</text:p>
          </table:table-cell>
          <table:table-cell office:value-type="float" office:value="9530.0">
            <text:p>9530.0</text:p>
          </table:table-cell>
          <table:table-cell office:value-type="float" office:value="180.0">
            <text:p>18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46.96">
            <text:p>146.96</text:p>
          </table:table-cell>
          <table:table-cell office:value-type="float" office:value="3.56">
            <text:p>3.56</text:p>
          </table:table-cell>
          <table:table-cell office:value-type="float" office:value="3.5636396825799275">
            <text:p>3.5636396825799275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7">
            <text:p>T-657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9150.0">
            <text:p>9150.0</text:p>
          </table:table-cell>
          <table:table-cell office:value-type="float" office:value="150.0">
            <text:p>150.0</text:p>
          </table:table-cell>
          <table:table-cell office:value-type="string" office:value="bulk mud">
            <text:p>bulk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837">
            <text:p>T-1837</text:p>
          </table:table-cell>
          <table:table-cell office:value-type="float" office:value="59.65">
            <text:p>59.65</text:p>
          </table:table-cell>
          <table:table-cell office:value-type="float" office:value="10.716666666666667">
            <text:p>10.716666666666667</text:p>
          </table:table-cell>
          <table:table-cell office:value-type="float" office:value="8760.0">
            <text:p>8760.0</text:p>
          </table:table-cell>
          <table:table-cell office:value-type="float" office:value="290.0">
            <text:p>2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1.33">
            <text:p>1.33</text:p>
          </table:table-cell>
          <table:table-cell office:value-type="float" office:value="1.325358977217484">
            <text:p>1.325358977217484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27">
            <text:p>T-1727</text:p>
          </table:table-cell>
          <table:table-cell office:value-type="float" office:value="59.75">
            <text:p>59.75</text:p>
          </table:table-cell>
          <table:table-cell office:value-type="float" office:value="11.0">
            <text:p>11.0</text:p>
          </table:table-cell>
          <table:table-cell office:value-type="float" office:value="10570.0">
            <text:p>10570.0</text:p>
          </table:table-cell>
          <table:table-cell office:value-type="float" office:value="250.0">
            <text:p>2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7.0">
            <text:p>167.0</text:p>
          </table:table-cell>
          <table:table-cell office:value-type="float" office:value="1.68">
            <text:p>1.68</text:p>
          </table:table-cell>
          <table:table-cell office:value-type="float" office:value="1.6780675132751186">
            <text:p>1.678067513275118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8b">
            <text:p>T-658b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sphagnum peat">
            <text:p>sphagnum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8">
            <text:p>T-118</text:p>
          </table:table-cell>
          <table:table-cell office:value-type="float" office:value="59.93333333333333">
            <text:p>59.93333333333333</text:p>
          </table:table-cell>
          <table:table-cell office:value-type="float" office:value="10.766666666666667">
            <text:p>10.766666666666667</text:p>
          </table:table-cell>
          <table:table-cell office:value-type="float" office:value="9850.0">
            <text:p>9850.0</text:p>
          </table:table-cell>
          <table:table-cell office:value-type="float" office:value="350.0">
            <text:p>350.0</text:p>
          </table:table-cell>
          <table:table-cell office:value-type="string" office:value="arca glacialis shells">
            <text:p>arca glacia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1.81">
            <text:p>1.81</text:p>
          </table:table-cell>
          <table:table-cell office:value-type="float" office:value="1.8108794005421167">
            <text:p>1.81087940054211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319">
            <text:p>T-1319</text:p>
          </table:table-cell>
          <table:table-cell office:value-type="float" office:value="59.733333333333334">
            <text:p>59.733333333333334</text:p>
          </table:table-cell>
          <table:table-cell office:value-type="float" office:value="10.85">
            <text:p>10.85</text:p>
          </table:table-cell>
          <table:table-cell office:value-type="float" office:value="9590.0">
            <text:p>9590.0</text:p>
          </table:table-cell>
          <table:table-cell office:value-type="float" office:value="150.0">
            <text:p>15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47.0">
            <text:p>147.0</text:p>
          </table:table-cell>
          <table:table-cell office:value-type="float" office:value="1.61">
            <text:p>1.61</text:p>
          </table:table-cell>
          <table:table-cell office:value-type="float" office:value="1.61022089263375">
            <text:p>1.6102208926337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658a">
            <text:p>T-658a</text:p>
          </table:table-cell>
          <table:table-cell office:value-type="float" office:value="59.983333333333334">
            <text:p>59.983333333333334</text:p>
          </table:table-cell>
          <table:table-cell office:value-type="float" office:value="10.616666666666667">
            <text:p>10.616666666666667</text:p>
          </table:table-cell>
          <table:table-cell office:value-type="float" office:value="3780.0">
            <text:p>37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91.82">
            <text:p>191.82</text:p>
          </table:table-cell>
          <table:table-cell office:value-type="float" office:value="1.78">
            <text:p>1.78</text:p>
          </table:table-cell>
          <table:table-cell office:value-type="float" office:value="1.7772545301787275">
            <text:p>1.777254530178727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8">
            <text:p>T-1528</text:p>
          </table:table-cell>
          <table:table-cell office:value-type="float" office:value="59.71666666666667">
            <text:p>59.71666666666667</text:p>
          </table:table-cell>
          <table:table-cell office:value-type="float" office:value="10.766666666666667">
            <text:p>10.766666666666667</text:p>
          </table:table-cell>
          <table:table-cell office:value-type="float" office:value="9170.0">
            <text:p>9170.0</text:p>
          </table:table-cell>
          <table:table-cell office:value-type="float" office:value="310.0">
            <text:p>3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0.0">
            <text:p>120.0</text:p>
          </table:table-cell>
          <table:table-cell office:value-type="float" office:value="1.51">
            <text:p>1.51</text:p>
          </table:table-cell>
          <table:table-cell office:value-type="float" office:value="1.5090614445920858">
            <text:p>1.5090614445920858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529">
            <text:p>T-1529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3440.0">
            <text:p>3440.0</text:p>
          </table:table-cell>
          <table:table-cell office:value-type="float" office:value="110.0">
            <text:p>110.0</text:p>
          </table:table-cell>
          <table:table-cell office:value-type="string" office:value="peat and gyttja">
            <text:p>peat and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1.27">
            <text:p>1.27</text:p>
          </table:table-cell>
          <table:table-cell office:value-type="float" office:value="1.2703687521640745">
            <text:p>1.2703687521640745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3">
            <text:p>T-1623</text:p>
          </table:table-cell>
          <table:table-cell office:value-type="float" office:value="59.766666666666666">
            <text:p>59.766666666666666</text:p>
          </table:table-cell>
          <table:table-cell office:value-type="float" office:value="10.983333333333333">
            <text:p>10.983333333333333</text:p>
          </table:table-cell>
          <table:table-cell office:value-type="float" office:value="10490.0">
            <text:p>1049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92.0">
            <text:p>192.0</text:p>
          </table:table-cell>
          <table:table-cell office:value-type="float" office:value="1.78">
            <text:p>1.78</text:p>
          </table:table-cell>
          <table:table-cell office:value-type="float" office:value="1.7788893318351164">
            <text:p>1.7788893318351164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4I">
            <text:p>T-1624I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6490.0">
            <text:p>6490.0</text:p>
          </table:table-cell>
          <table:table-cell office:value-type="float" office:value="360.0">
            <text:p>3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float" office:value="1.28">
            <text:p>1.28</text:p>
          </table:table-cell>
          <table:table-cell office:value-type="float" office:value="1.276208897852206">
            <text:p>1.27620889785220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20">
            <text:p>T-120</text:p>
          </table:table-cell>
          <table:table-cell office:value-type="float" office:value="59.93333333333333">
            <text:p>59.93333333333333</text:p>
          </table:table-cell>
          <table:table-cell office:value-type="float" office:value="10.766666666666667">
            <text:p>10.766666666666667</text:p>
          </table:table-cell>
          <table:table-cell office:value-type="float" office:value="9100.0">
            <text:p>9100.0</text:p>
          </table:table-cell>
          <table:table-cell office:value-type="float" office:value="180.0">
            <text:p>180.0</text:p>
          </table:table-cell>
          <table:table-cell office:value-type="string" office:value="Arctica Cyprina islandica">
            <text:p>Arctica Cyprin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24">
            <text:p>2.24</text:p>
          </table:table-cell>
          <table:table-cell office:value-type="float" office:value="2.2426065645377427">
            <text:p>2.242606564537742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624II">
            <text:p>T-1624II</text:p>
          </table:table-cell>
          <table:table-cell office:value-type="float" office:value="59.7">
            <text:p>59.7</text:p>
          </table:table-cell>
          <table:table-cell office:value-type="float" office:value="10.633333333333333">
            <text:p>10.633333333333333</text:p>
          </table:table-cell>
          <table:table-cell office:value-type="float" office:value="6190.0">
            <text:p>6190.0</text:p>
          </table:table-cell>
          <table:table-cell office:value-type="float" office:value="240.0">
            <text:p>2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float" office:value="1.28">
            <text:p>1.28</text:p>
          </table:table-cell>
          <table:table-cell office:value-type="float" office:value="1.276208897852206">
            <text:p>1.276208897852206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9">
            <text:p>T-119</text:p>
          </table:table-cell>
          <table:table-cell office:value-type="float" office:value="59.96666666666667">
            <text:p>59.96666666666667</text:p>
          </table:table-cell>
          <table:table-cell office:value-type="float" office:value="10.683333333333334">
            <text:p>10.683333333333334</text:p>
          </table:table-cell>
          <table:table-cell office:value-type="float" office:value="9350.0">
            <text:p>9350.0</text:p>
          </table:table-cell>
          <table:table-cell office:value-type="float" office:value="200.0">
            <text:p>2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20.82">
            <text:p>220.82</text:p>
          </table:table-cell>
          <table:table-cell office:value-type="float" office:value="2.24">
            <text:p>2.24</text:p>
          </table:table-cell>
          <table:table-cell office:value-type="float" office:value="2.2428523255309467">
            <text:p>2.24285232553094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378">
            <text:p>T-1378</text:p>
          </table:table-cell>
          <table:table-cell office:value-type="float" office:value="59.6">
            <text:p>59.6</text:p>
          </table:table-cell>
          <table:table-cell office:value-type="float" office:value="10.766666666666667">
            <text:p>10.766666666666667</text:p>
          </table:table-cell>
          <table:table-cell office:value-type="float" office:value="6770.0">
            <text:p>6770.0</text:p>
          </table:table-cell>
          <table:table-cell office:value-type="float" office:value="100.0">
            <text:p>100.0</text:p>
          </table:table-cell>
          <table:table-cell office:value-type="string" office:value="mytilus littorina and tapes decussatus">
            <text:p>mytilus littorina and tapes decussat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.28">
            <text:p>1.28</text:p>
          </table:table-cell>
          <table:table-cell office:value-type="float" office:value="1.2794837550166744">
            <text:p>1.2794837550166744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73">
            <text:p>T-1173</text:p>
          </table:table-cell>
          <table:table-cell office:value-type="float" office:value="59.71666666666667">
            <text:p>59.71666666666667</text:p>
          </table:table-cell>
          <table:table-cell office:value-type="float" office:value="10.8">
            <text:p>10.8</text:p>
          </table:table-cell>
          <table:table-cell office:value-type="float" office:value="9180.0">
            <text:p>9180.0</text:p>
          </table:table-cell>
          <table:table-cell office:value-type="float" office:value="180.0">
            <text:p>1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9.82">
            <text:p>169.82</text:p>
          </table:table-cell>
          <table:table-cell office:value-type="float" office:value="1.69">
            <text:p>1.69</text:p>
          </table:table-cell>
          <table:table-cell office:value-type="float" office:value="1.6891244914761494">
            <text:p>1.6891244914761494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100">
            <text:p>T-1100</text:p>
          </table:table-cell>
          <table:table-cell office:value-type="float" office:value="59.95">
            <text:p>59.95</text:p>
          </table:table-cell>
          <table:table-cell office:value-type="float" office:value="10.733333333333333">
            <text:p>10.733333333333333</text:p>
          </table:table-cell>
          <table:table-cell office:value-type="float" office:value="8210.0">
            <text:p>8210.0</text:p>
          </table:table-cell>
          <table:table-cell office:value-type="float" office:value="110.0">
            <text:p>110.0</text:p>
          </table:table-cell>
          <table:table-cell office:value-type="string" office:value="pinus sylvestris trunk">
            <text:p>pinus sylvestris trun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8.0">
            <text:p>98.0</text:p>
          </table:table-cell>
          <table:table-cell office:value-type="float" office:value="1.43">
            <text:p>1.43</text:p>
          </table:table-cell>
          <table:table-cell office:value-type="float" office:value="1.4297671487240193">
            <text:p>1.429767148724019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Ski">
            <text:p>Ski</text:p>
          </table:table-cell>
          <table:table-cell office:value-type="string" office:value="radiocarbon">
            <text:p>radiocarbon</text:p>
          </table:table-cell>
          <table:table-cell office:value-type="string" office:value="T-1726">
            <text:p>T-1726</text:p>
          </table:table-cell>
          <table:table-cell office:value-type="float" office:value="59.75">
            <text:p>59.75</text:p>
          </table:table-cell>
          <table:table-cell office:value-type="float" office:value="10.95">
            <text:p>10.95</text:p>
          </table:table-cell>
          <table:table-cell office:value-type="float" office:value="9520.0">
            <text:p>952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5.0">
            <text:p>195.0</text:p>
          </table:table-cell>
          <table:table-cell office:value-type="float" office:value="1.8">
            <text:p>1.8</text:p>
          </table:table-cell>
          <table:table-cell office:value-type="float" office:value="1.80097169988368">
            <text:p>1.80097169988368</text:p>
          </table:table-cell>
          <table:table-cell office:value-type="string" office:value="Sorensen1979,NydalEtal1985,CreelEtal2022">
            <text:p>Sorensen1979,NydalEtal1985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